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1" style:family="paragraph">
      <style:paragraph-properties fo:margin-left="0cm" fo:margin-right="0cm" fo:line-height="150%" fo:text-indent="0cm"/>
      <style:text-properties fo:font-family="'Arial Black'" style:font-family-generic="swiss" style:font-pitch="variable" fo:font-size="60pt" style:font-size-asian="60pt" style:font-size-complex="60pt"/>
    </style:style>
    <style:style style:name="P2" style:family="paragraph">
      <style:paragraph-properties fo:margin-left="0cm" fo:margin-right="0cm" fo:line-height="150%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.6cm" fo:margin-right="0cm" fo:text-indent="0cm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02cm" svg:x="-0.001cm" svg:y="-0.004cm" presentation:class="title" presentation:user-transformed="true">
          <draw:text-box>
            <text:p text:style-name="P1"><text:span text:style-name="T1">Albowiem tak Bóg</text:span><text:span text:style-name="T1"><text:line-break/></text:span><text:span text:style-name="T1">umiłował świat,</text:span><text:span text:style-name="T1"><text:line-break/></text:span><text:span text:style-name="T1">że Syna Jednorodzonego dał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.002cm" svg:x="-0.001cm" svg:y="-0.004cm" presentation:class="title" presentation:user-transformed="true">
          <draw:text-box>
            <text:p text:style-name="P1"><text:span text:style-name="T1">Aby każdy </text:span><text:span text:style-name="T1"><text:line-break/></text:span><text:span text:style-name="T1">kto w Niego wierzy</text:span><text:span text:style-name="T1"><text:line-break/></text:span><text:span text:style-name="T1">nie zginął, lecz życie wieczne mia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3" draw:text-style-name="P2" draw:layer="layout" svg:width="28cm" svg:height="21cm" svg:x="0cm" svg:y="0cm" presentation:class="title" presentation:user-transformed="true">
          <draw:text-box>
            <text:p text:style-name="P1"><text:span text:style-name="T1">Lecz,</text:span><text:span text:style-name="T1"><text:line-break/></text:span><text:span text:style-name="T1">by mógł żyć na wieki,</text:span><text:span text:style-name="T1"><text:line-break/></text:span><text:span text:style-name="T1">by mógł żyć na wieki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6-05-19T16:21:40</meta:creation-date>
    <dc:creator>Ziomal Mistrz</dc:creator>
    <dc:date>2013-04-20T21:57:24.96</dc:date>
    <dc:language>pl-PL</dc:language>
    <meta:editing-cycles>16</meta:editing-cycles>
    <meta:editing-duration>PT7M4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